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/>
    </style:style>
    <style:style style:name="P2" style:family="paragraph" style:parent-style-name="Standard">
      <style:paragraph-properties fo:margin-left="0cm" fo:margin-right="0cm" fo:text-align="justify" style:justify-single-word="false" fo:text-indent="1.199cm" style:auto-text-indent="false" style:text-autospace="none"/>
      <style:text-properties style:font-name="Times New Roman CYR" fo:font-size="14pt" fo:language="ru" fo:country="RU" style:font-name-asian="Times New Roman CYR" style:font-size-asian="14pt" style:font-name-complex="Times New Roman CYR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199cm" style:auto-text-indent="false" style:text-autospace="non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ru" fo:country="RU" style:font-size-asian="14pt" style:font-size-complex="14pt"/>
    </style:style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Чувство времени постоянно подводило Нива, когда он был в пустыне. Часто ему казалось, что время идет невыносимо медленно, что день в пустыне может поспорить по продолжительности с целой неделей в городе, где порою кажется, что лишь несколько мгновений отделяют утренние сумерки от вечерних.</text:p>
      <text:p text:style-name="P2">Его остановившиеся часы, которые он по-прежнему носил на руки, показывали вечный полдень.</text:p>
      <text:p text:style-name="P2">Особенно тягостно было вечерами на станциях, которые он проводил в своей замкнутой комнате, составляя бессмысленные, как ему начинало казаться, протоколы об изменениях в движении песков или же просто слушая радио - тусклый, смешанный с помехами, голос из далекого города, за сорок, шестьдесят, даже семьдесят миль от их бункера, который медленно погребал песок.</text:p>
      <text:p text:style-name="P2">Но потом, во время одного из полетов в пояс ветров, он вдруг понял, что с момента его назначения прошло уже полгода - ему можно вновь подавать заявление о переводе - а он до сих пор считает, что чуть ли не в первый раз отправляется в мертвые пески. Кханду тогда, <text:s/>видимо, нездоровилось с самого утра, и он всю дорогу молчал, уставившись невидящим взглядом прямо перед собой, точно у него неожиданно закончился весь запас надоедливых историй, все было рассказано, выпита до дна последняя бутылка с водой, а они снова летят в <text:s/>мекхала агкати, снимать карту песков.</text:p>
      <text:p text:style-name="P2">Нив, тоскливо смотревший вниз, на пролетающие под ними песчаные холмы, подумал, как же он ненавидит эти дюны, эти узкие и мутные оконные проемы в кораблях, стекло в которых нередко причудливо искажает весь вид, точно из-за яркого солнца, каких-нибудь губительных излучений, а то и просто усталости его подводят глаза - как он ненавидит всю эту пустыню, станции, даже Кханда и те мучительные удушливые дни, которые он вынужден проводить вдали от города.</text:p>
      <text:p text:style-name="P2">Он решил, что теперь все будет иначе. Нет смысла подавать заявление, рано или поздно его и так переведут. Быть может, это странное мучительное назначение в пески было просто испытанием для него, и ему лишь нужно выдержать, не сдаться, отработать здесь год или два, и тогда он наконец получит то, чего так хочет - ту пустыню, в которой не распространяется звук. Он решил, что это просто работа, что просто не нужно ничего ждать, что здесь ничего и никогда не происходит, и пусть они каждую неделю летают в зону молчания, снимать карту песков - пустыня всегда остается неизменной.</text:p>
      <text:p text:style-name="P2">Эти мысли приободрили Нива, он даже улыбнулся Кханду, который лишь задумчиво кивнул головой и стал массировать пальцами виски. Нив подумал, что так и закончились его первые полгода, что сегодня у него <text:soft-page-break/>небольшой юбилей, о котором он ни за что не расскажет Кханду, и что в следующий раз, дома, он обязательно оставит неработающие часы.</text:p>
      <text:p text:style-name="P2">А потом Ниву стали сниться сны.</text:p>
      <text:p text:style-name="P4">Он видел город, окутанный голубоватым свечением, бесконечные, страшно преувеличенные в его воображении высотные пути для скоростных поездов, которые поднимались в пустое черное небо над остроконечными крышами древних каменных зданий, он видел, как идет дождь, видел капли на стеклах иллюминатора в пассажирском отсеке корабля, который вместе с горячими потоками воздуха влетает из исступляющего жара пустыни в пронзительный холодный ливень, который идет уже много дней подряд. <text:span text:style-name="T1">И он видел Ану - видел</text:span> как она просыпается по утрам без него, сама делает себе укол, едет в переполненном вагоне в институт. </text:p>
      <text:p text:style-name="P5">Порою эти видения не отпускали его даже после пробуждения - когда по тусклой полоске света окна было видно, что еще слишком рано вставать, и Нив не поднимался с постели, зная, что его ждет только невкусная еда, вода из бутылок и разговор с Кхандом.</text:p>
      <text:p text:style-name="P3">Это было похоже на сон, но только Нив не переставал бодрствовать - он слышал шелест воздуховодов в своем отсеке, глухие металлические удары в стенах, которые раздавались из самых недр станции, из <text:span text:style-name="T1">технического</text:span> отделени<text:span text:style-name="T1">я</text:span>, но при этом видел город, неправдоподобно точно воссозданный по памяти, длинные тени на мостовых, серые улицы в начале пасмурного рассвета, и дождь, столь редкий на выжженной планете, на который никто обращал внимания. </text:p>
      <text:p text:style-name="P3">И жизнь - движение скоростных поездов, опережавших ветер, черные виманы над каменными домами, толкучка на станциях - продолжалась своим чередом. Ана стояла напротив окна вагона, ухватившись двумя руками за поручень. Нив особенно ясно представил себе ее глаза, такие красивые и уставшие, хотя день только начинался, набирал оборот, люди в поезде говорили все громче, шипели громкоговорители, изрыгая бессвязную музыку и треск помех. </text:p>
      <text:p text:style-name="P2">Постепенно все эти мысли вновь заставляли его заснуть, Нив переставал сопротивляться страшному ощущению пустоты, окружавшей его, и провалился в темноту. А потом его будил не луч утреннего света, а Кханд, ворчавший, что уже пора вставать.</text:p>
      <text:p text:style-name="P2">Особенно тяжело приходилось Ниву в последние часы на станции, когда уже близился час возвращения, и он не мог думать ни о чем, кроме того, как вернется наконец в город, к себе домой, как обнимет Ану, которая прижмется к нему так сильно, словно его не было несколько лет.</text:p>
      <text:p text:style-name="P2">После того, как по радио сообщали о приближении вимана - ровный бесполый голос, произносивший дежурные цифры, скорость ветра, время <text:soft-page-break/>ожидаемого прилета, - Нив, если жара уже спадала и не было сильного ветра, выбирался со станции на посадочную площадку, старик как обычно демонстративно не шел его провожать, и Нив стоял перед высокими дюнами, подернутыми дымкой песчаной пыли, засунув руки поглубже в карманы, щурясь, если в лицо ему летели брызги песка, и смотрел на тускнеющее вечернее небо, ожидая, когда за ним прилететит корабл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52H02M33S</meta:editing-duration>
    <meta:editing-cycles>343</meta:editing-cycles>
    <meta:generator>OpenOffice.org/3.1$Win32 OpenOffice.org_project/310m11$Build-9399</meta:generator>
    <dc:date>2010-03-11T01:58:56.75</dc:date>
    <dc:creator>Василий Воронков</dc:creator>
    <meta:document-statistic meta:table-count="0" meta:image-count="0" meta:object-count="0" meta:page-count="3" meta:paragraph-count="16" meta:word-count="846" meta:character-count="5457"/>
    <meta:user-defined meta:name="Info 1"/>
    <meta:user-defined meta:name="Info 2"/>
    <meta:user-defined meta:name="Info 3"/>
    <meta:user-defined meta:name="Info 4"/>
  </office:meta>
</office:document-meta>
</file>